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s.archMatches( final String arc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s.isFamily( final String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Os( final OsFamily family , final String name , final String arch , final String version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Os.determineAllFamil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s.isName( final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Family( final OsFamily fami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Version( final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isOs( final String family , final String name , final String arch , final String 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nameMatches( final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s.familyMatches( final OsFamily famil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s.determineOsFamily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Os.versionMatches( final String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s.isArch( final String ar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s.getFamily( final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s.O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